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1" style:family="paragraph" style:parent-style-name="Standard">
      <style:paragraph-properties fo:text-align="justify" style:justify-single-word="false"/>
      <style:text-properties officeooo:paragraph-rsid="001e2123"/>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425054" officeooo:paragraph-rsid="00425054" style:text-blinking="false" fo:background-color="#ffff00" style:font-weight-asian="bold" style:font-weight-complex="bold"/>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normal" officeooo:rsid="001e2123" officeooo:paragraph-rsid="001e2123" style:text-blinking="false" fo:background-color="transparent"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0a86b7" style:text-blinking="false" fo:background-color="transparent"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00379" officeooo:paragraph-rsid="00800379" style:text-blinking="false" fo:background-color="transparent" style:font-weight-asian="bold"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45caf" style:text-blinking="false" fo:background-color="transparent" style:font-weight-asian="bold" style:font-weight-complex="bold"/>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normal" officeooo:rsid="0019e369" officeooo:paragraph-rsid="000a86b7" style:text-blinking="false" fo:background-color="transparent" style:font-weight-asian="normal" style:font-weight-complex="normal"/>
    </style:style>
    <style:style style:name="P35" style:family="paragraph" style:parent-style-name="Standard">
      <style:paragraph-properties fo:text-align="justify" style:justify-single-word="false"/>
      <style:text-properties officeooo:paragraph-rsid="00425054"/>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66848"/>
    </style:style>
    <style:style style:name="T8" style:family="text">
      <style:text-properties officeooo:rsid="00268b8b"/>
    </style:style>
    <style:style style:name="T9" style:family="text">
      <style:text-properties officeooo:rsid="0028df46"/>
    </style:style>
    <style:style style:name="T10" style:family="text">
      <style:text-properties officeooo:rsid="002c31eb"/>
    </style:style>
    <style:style style:name="T11" style:family="text">
      <style:text-properties officeooo:rsid="002ed947"/>
    </style:style>
    <style:style style:name="T12" style:family="text">
      <style:text-properties fo:font-variant="normal" fo:text-transform="none" fo:color="#000000" loext:opacity="100%" style:text-line-through-style="none" style:text-line-through-type="none" style:font-name="Lato" fo:font-size="11pt" fo:font-style="normal" style:text-underline-style="none" fo:font-weight="bold" officeooo:rsid="001e2123" style:text-blinking="false" fo:background-color="transparent" loext:char-shading-value="0" style:font-weight-asian="bold" style:font-weight-complex="bold"/>
    </style:style>
    <style:style style:name="T13" style:family="text">
      <style:text-properties fo:font-variant="normal" fo:text-transform="none" fo:color="#000000" loext:opacity="100%" style:text-line-through-style="none" style:text-line-through-type="none" style:font-name="Lato" fo:font-size="11pt" fo:font-style="normal" style:text-underline-style="none" fo:font-weight="bold" officeooo:rsid="006d3db7"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style:font-name="Lato" fo:font-size="11pt" fo:font-style="normal" style:text-underline-style="none" fo:font-weight="bold" officeooo:rsid="00425054" style:text-blinking="false" fo:background-color="transparent" loext:char-shading-value="0" style:font-weight-asian="bold" style:font-weight-complex="bold"/>
    </style:style>
    <style:style style:name="T15" style:family="text">
      <style:text-properties officeooo:rsid="005254fb"/>
    </style:style>
    <style:style style:name="T16" style:family="text">
      <style:text-properties officeooo:rsid="00532579"/>
    </style:style>
    <style:style style:name="T17" style:family="text">
      <style:text-properties officeooo:rsid="006afe02"/>
    </style:style>
    <style:style style:name="T18" style:family="text">
      <style:text-properties officeooo:rsid="001726ee"/>
    </style:style>
    <style:style style:name="T19" style:family="text">
      <style:text-properties officeooo:rsid="00191e95"/>
    </style:style>
    <style:style style:name="T20" style:family="text">
      <style:text-properties officeooo:rsid="006c5d4d"/>
    </style:style>
    <style:style style:name="T21" style:family="text">
      <style:text-properties officeooo:rsid="006f84f5"/>
    </style:style>
    <style:style style:name="T22" style:family="text">
      <style:text-properties officeooo:rsid="0072d4e5"/>
    </style:style>
    <style:style style:name="T23" style:family="text">
      <style:text-properties officeooo:rsid="007a56f4"/>
    </style:style>
    <style:style style:name="T24" style:family="text">
      <style:text-properties officeooo:rsid="007c2dfb"/>
    </style:style>
    <style:style style:name="T25" style:family="text">
      <style:text-properties officeooo:rsid="007ca795"/>
    </style:style>
    <style:style style:name="T26" style:family="text">
      <style:text-properties officeooo:rsid="007e145b"/>
    </style:style>
    <style:style style:name="T27" style:family="text">
      <style:text-properties officeooo:rsid="007fa382"/>
    </style:style>
    <style:style style:name="T28" style:family="text">
      <style:text-properties style:text-underline-style="solid" style:text-underline-width="auto" style:text-underline-color="font-color" fo:background-color="#ffaa95" loext:char-shading-value="0"/>
    </style:style>
    <style:style style:name="T29" style:family="text">
      <style:text-properties officeooo:rsid="0081810e"/>
    </style:style>
    <style:style style:name="T30" style:family="text">
      <style:text-properties officeooo:rsid="0081bf4f"/>
    </style:style>
    <style:style style:name="T31" style:family="text">
      <style:text-properties officeooo:rsid="00820766"/>
    </style:style>
    <style:style style:name="T32" style:family="text">
      <style:text-properties officeooo:rsid="0082efd4"/>
    </style:style>
    <style:style style:name="T33" style:family="text">
      <style:text-properties fo:font-weight="bold" style:font-weight-asian="bold" style:font-weight-complex="bold"/>
    </style:style>
    <style:style style:name="T34" style:family="text">
      <style:text-properties fo:font-weight="bold" officeooo:rsid="006d3db7" style:font-weight-asian="bold" style:font-weight-complex="bold"/>
    </style:style>
    <style:style style:name="T35" style:family="text">
      <style:text-properties officeooo:rsid="0085e812"/>
    </style:style>
    <style:style style:name="T36" style:family="text">
      <style:text-properties officeooo:rsid="0087871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blems:</text:p>
      <text:p text:style-name="P20"/>
      <text:p text:style-name="P24">- Ein Problem sollte das nicht sein und die Idee ist eigentlich gerade die,<text:line-break/>dass die pro-trial Plausibilitätswerte ein besserer predictor sein könnten.<text:line-break/>Wenn man nur einen Wert pro Item und Kondition hat, muss man ja alle<text:line-break/>Observationen von diesem Item+Kondition mit dem selben Plausibilitätswert<text:line-break/>modellieren. Wir haben aber jetzt die Partizipanten bei jedem Trial<text:line-break/>gefragt, wie plausibel sie es fanden. Theoretisch, haben wir also mehr<text:line-break/>varibilität in unserem predictor, was uns helfen *könnte* die reading times<text:line-break/>noch besser zu modellieren. Ob das tatsächlich klappt müssen wir jetzt<text:line-break/>rausfinden :)</text:p>
      <text:p text:style-name="P1"/>
      <text:p text:style-name="P34">- <text:span text:style-name="T24">Group by avgs/single ratings</text:span></text:p>
      <text:p text:style-name="P34">- <text:span text:style-name="T24">Measure on the main verb too</text:span></text:p>
      <text:p text:style-name="P34">- <text:span text:style-name="T24">Second SPR study without ratings</text:span></text:p>
      <text:p text:style-name="P2"/>
      <text:p text:style-name="P27">###########################################################################</text:p>
      <text:p text:style-name="P27"/>
      <text:p text:style-name="P31"><text:span text:style-name="T28">Questions</text:span>: </text:p>
      <text:p text:style-name="P31"/>
      <text:p text:style-name="P3"><text:span text:style-name="T15">- </text:span><text:span text:style-name="T23">Remark: </text:span><text:span text:style-name="T15">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15">However, even with the lme4 package the models with 3 predictors using precritical as predictor don’t converge, except of SPR_Plaus_avg</text:span></text:p>
      <text:p text:style-name="P3">→ <text:span text:style-name="T16">Same for not log RT?</text:span></text:p>
      <text:p text:style-name="P3"><text:span text:style-name="T1">→ </text:span><text:span text:style-name="T2">try optimizers and exclude some random effects</text:span></text:p>
      <text:p text:style-name="P17"/>
      <text:p text:style-name="P17">- <text:span text:style-name="T24">How to simplify model so that it converges with 3 predictors?, </text:span><text:span text:style-name="T27">i.e. which/how should I exclude random effects?</text:span></text:p>
      <text:p text:style-name="P17"/>
      <text:p text:style-name="P17">- <text:span text:style-name="T25">In which chapter to put further analyses &amp; SPR study 2? Everything post-hoc analyses?</text:span></text:p>
      <text:p text:style-name="P17"/>
      <text:p text:style-name="P17">- <text:span text:style-name="T26">Should I do again all additional analyses (precritical2, ntile etc. for SPR Study2?)</text:span></text:p>
      <text:p text:style-name="P3"/>
      <text:p text:style-name="P1">- <text:span text:style-name="T1">Which correlation should I use (Pearson, Spearman or Kendall) because of the surprisal values which are not normally distributed?</text:span></text:p>
      <text:p text:style-name="P1"/>
      <text:p text:style-name="P29"/>
      <text:p text:style-name="P4"/>
      <text:p text:style-name="P20">To study/do:</text:p>
      <text:p text:style-name="P4"/>
      <text:p text:style-name="P4">- add <text:span text:style-name="T2">correlation table for all correlations (target &amp; distractor plausibility and surprisal, target plausibility per-trial &amp; avg from SPR study </text:span><text:span text:style-name="T29">= 6</text:span><text:span text:style-name="T2">) </text:span><text:span text:style-name="T31">&amp; for second SPR study</text:span></text:p>
      <text:p text:style-name="P4"/>
      <text:p text:style-name="P4">- <text:span text:style-name="T2">add statistics (SD, &amp; range for plausibility ratings from SPR study)</text:span></text:p>
      <text:p text:style-name="P4"/>
      <text:p text:style-name="P4">- <text:span text:style-name="T2">interpret coefficients (1 SD change in predictor1 = change of [amount of coefficient1 value] in RT)</text:span></text:p>
      <text:p text:style-name="P4"/>
      <text:p text:style-name="P5">- <text:span text:style-name="T2">explain that distractor surprisal might be negative (higher surprisal predicting lower RTs) →</text:span></text:p>
      <text:p text:style-name="P11"><text:s text:c="2"/>means for surprisal distractor of conditions A, B, C are almost identical &amp; for condition A even <text:s/></text:p>
      <text:p text:style-name="P11"><text:s text:c="2"/>higher than for condition B</text:p>
      <text:p text:style-name="P4"/>
      <text:p text:style-name="P7">- <text:span text:style-name="T2">Include tables with model fit from model summary including: intercept/estimate, variance, t-value</text:span></text:p>
      <text:p text:style-name="P12"><text:s text:c="2"/>&amp; p-value</text:p>
      <text:p text:style-name="P4"><text:soft-page-break/></text:p>
      <text:p text:style-name="P4">- <text:span text:style-name="T2">Include table from model comparison including AIC, chi-squared values and p-values</text:span></text:p>
      <text:p text:style-name="P4"/>
      <text:p text:style-name="P4">- <text:span text:style-name="T3">Title of the thesis</text:span></text:p>
      <text:p text:style-name="P4"/>
      <text:p text:style-name="P4">- <text:span text:style-name="T3">Stimuli in Appendix?</text:span></text:p>
      <text:p text:style-name="P4"/>
      <text:p text:style-name="P5">- <text:span text:style-name="T3">Are the assumptions of statistical model met in terms of linearity, homoscedasticity and</text:span></text:p>
      <text:p text:style-name="P13"><text:s text:c="2"/>residuals? → <text:span text:style-name="T30">yes residuals</text:span></text:p>
      <text:p text:style-name="P4"/>
      <text:p text:style-name="P6">- <text:span text:style-name="T3">Describe how/based on which method the p-values used in the lmerTest package are calculated</text:span></text:p>
      <text:p text:style-name="P6"><text:span text:style-name="T3"><text:s text:c="2"/>(P-values estimated using the Satterthwaite degrees of</text:span> freedom method, as implemented in the R <text:s/></text:p>
      <text:p text:style-name="P6"><text:s text:c="3"/>package lmerTest (Kuznetsova et al., 2017)??</text:p>
      <text:p text:style-name="P4"/>
      <text:p text:style-name="P6">- <text:span text:style-name="T6">I</text:span><text:span text:style-name="T4">nclude Kutas paper &amp; Dissertation (esp. with regard to why per-trial vs avg plausibility items are</text:span></text:p>
      <text:p text:style-name="P6"><text:span text:style-name="T4"><text:s text:c="2"/>assessed as </text:span><text:span text:style-name="T5">better </text:span><text:span text:style-name="T4">predictors?</text:span></text:p>
      <text:p text:style-name="P4"/>
      <text:p text:style-name="P6">- <text:span text:style-name="T6">Mention about </text:span><text:span text:style-name="T7">N400 as retrieval/activation of meaning account </text:span><text:span text:style-name="T6">(e.g., Kutas &amp; Federmeier 2000;</text:span></text:p>
      <text:p text:style-name="P6"><text:span text:style-name="T6"><text:s text:c="3"/>Lau et al., 2008!!) </text:span><text:span text:style-name="T8">=&gt; Before Brouwer, but also a bit different?</text:span></text:p>
      <text:p text:style-name="P4"/>
      <text:p text:style-name="P4">- Interpret random effects (higher or lower for which predictors, for items or subjects?)</text:p>
      <text:p text:style-name="P4"/>
      <text:p text:style-name="P7">- <text:span text:style-name="T9">What does it mean which variables/predictors explain how much variance? Why does surprisal</text:span></text:p>
      <text:p text:style-name="P14"><text:s text:c="2"/>have a bigger effect sometimes but is never significant (actually only bigger effect than plausibility <text:s text:c="2"/></text:p>
      <text:p text:style-name="P14"><text:s text:c="2"/>in the regions in which plausibility is not significant (= precrit &amp; precrit + crit)</text:p>
      <text:p text:style-name="P4"/>
      <text:p text:style-name="P4">- <text:span text:style-name="T9">What does adding Precrit as predictor exactly do/tell us?</text:span></text:p>
      <text:p text:style-name="P4"/>
      <text:p text:style-name="P4">- <text:span text:style-name="T10">M</text:span>ention that outliers could not be removed in plaus_plaus study, but in spr_plaus study bc there <text:s/></text:p>
      <text:p text:style-name="P4"><text:s text:c="2"/><text:span text:style-name="T10">was</text:span> <text:span text:style-name="T10">RT removal criteria &amp; plaus ratings were then eliminated simultaenously</text:span></text:p>
      <text:p text:style-name="P4"/>
      <text:p text:style-name="P8">- <text:span text:style-name="T10">Mention that I used a 2x3 design, within-subject design, Latin square design, maybe include some</text:span></text:p>
      <text:p text:style-name="P15"><text:s text:c="2"/>image (see slides Thorsten)</text:p>
      <text:p text:style-name="P4"/>
      <text:p text:style-name="P4">- <text:span text:style-name="T32">If</text:span><text:span text:style-name="T11"> residuals of B are below 0, this means model overestimates the RTs?? </text:span><text:span text:style-name="T32">(obs – est = bigger than 0 if est = bigger than obs =&gt; overestimates)</text:span></text:p>
      <text:p text:style-name="P4"/>
      <text:p text:style-name="P4">- <text:span text:style-name="T36">say that given the time constraint I couldn’t do an EEG study, but based on this data an EEG study can be conducted to see if early negativity has disappeared after removing ambiguity</text:span></text:p>
      <text:p text:style-name="P18"/>
      <text:p text:style-name="P18">- <text:span text:style-name="T21">I removed, when removing outliers, the whole row, but I should just remove ratings from SPR_Plaus_rating column, i.e. single ratings, otherwise the number of average ratings is not equal any more for some items → changes the mean</text:span></text:p>
      <text:p text:style-name="P19"/>
      <text:p text:style-name="P21"><text:span text:style-name="T12">- </text:span><text:span text:style-name="T13">used log <text:s/>to transform data bc data is right skewed, i.e. not normally distributed, which can be an issue because the of the</text:span> <text:span text:style-name="T33">influence of extreme values or outliers that disproportionately impact the mean and can violate assumptions of normality. </text:span><text:span text:style-name="T34">Even though outliers were removed, data is still right skewed (read again about issues of right skew for statistical modeling &amp; necessity of log transform)</text:span></text:p>
      <text:p text:style-name="P35"><text:span text:style-name="T14">###########################################################################</text:span></text:p>
      <text:p text:style-name="P23">For thesis revision:</text:p>
      <text:p text:style-name="P16">- spelling</text:p>
      <text:p text:style-name="P16">- grammar</text:p>
      <text:p text:style-name="P16">- punctuation (commas)</text:p>
      <text:p text:style-name="P16">- abbreviations</text:p>
      <text:p text:style-name="P16"><text:soft-page-break/>- paragraphs</text:p>
      <text:p text:style-name="P16">- tenses</text:p>
      <text:p text:style-name="P16">- <text:span text:style-name="T17">check titles of plots in R (sometimes they are cut because they don’t fit on the pdf) </text:span><text:span text:style-name="T35">&amp; if they are consistent</text:span></text:p>
      <text:p text:style-name="P16"/>
      <text:p text:style-name="P4"/>
      <text:p text:style-name="P4"/>
      <text:p text:style-name="P9">###########################################################################</text:p>
      <text:p text:style-name="P9"/>
      <text:p text:style-name="P10">NOTE: Residuals printed in Summary (model): residuals for the whole model.</text:p>
      <text:p text:style-name="P10">Residuals which I plot: residuals for conditions A, B, C per region. Model minimised differences O-E, but this is still not perfect for all datapoints. Later I calculate the residuals per condition and region by myself (?)</text:p>
      <text:p text:style-name="P9"/>
      <text:p text:style-name="P9">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9"/>
      <text:p text:style-name="P33">NOTE: - <text:span text:style-name="Strong_20_Emphasis">Skewness Reduction:</text:span></text:p>
      <text:p text:style-name="P33">Log transformation tends to reduce right-skewness in the data, making the distribution more symmetric. It can also be applied to left-skewed data, but its impact is more pronounced on the right tail</text:p>
      <text:p text:style-name="P9"/>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1-23T23:41:28.204472482</dc:date>
    <meta:editing-duration>P22DT18H4M25S</meta:editing-duration>
    <meta:editing-cycles>79</meta:editing-cycles>
    <meta:print-date>2023-12-07T03:37:49.641487378</meta:print-date>
    <meta:document-statistic meta:table-count="0" meta:image-count="0" meta:object-count="0" meta:page-count="3" meta:paragraph-count="63" meta:word-count="1007" meta:character-count="6342" meta:non-whitespace-character-count="5358"/>
  </office:meta>
</office:document-meta>
</file>